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http://ca.wikipedia.org/wiki/Aiguamúrcia">Aiguamúrcia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http://ca.wikipedia.org/wiki/Alcover">Alcover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ca.wikipedia.org/wiki/Alió">Alió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ca.wikipedia.org/wiki/Bràfim">Bràfim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ca.wikipedia.org/wiki/Cabra_del_Camp">Cabra del Camp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ca.wikipedia.org/wiki/Figuerola_del_Camp">Figuerola del Camp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ca.wikipedia.org/wiki/Els_Garidells">Garidells, els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ca.wikipedia.org/wiki/La_Masó">Masó, la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ca.wikipedia.org/wiki/El_Milà">Milà, e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ca.wikipedia.org/wiki/Montferri">Montferri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ca.wikipedia.org/wiki/Mont-ral">Mont-ra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ca.wikipedia.org/wiki/Nulles">Nulles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ca.wikipedia.org/wiki/El_Pla_de_Santa_Maria">Pla de Santa Maria, e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ca.wikipedia.org/wiki/El_Pont_d%27Armentera">Pont d'Armentera, e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ca.wikipedia.org/wiki/Puigpelat">Puigpelat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ca.wikipedia.org/wiki/Querol">Quero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ca.wikipedia.org/wiki/La_Riba">Riba, la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ca.wikipedia.org/wiki/Rodonyà">Rodonyà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ca.wikipedia.org/wiki/El_Rourell">Rourell, e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ca.wikipedia.org/wiki/Vallmoll">Vallmoll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ca.wikipedia.org/wiki/Valls">Valls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ca.wikipedia.org/wiki/Vilabella">Vilabella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ca.wikipedia.org/wiki/Vila-rodona">Vila-rodona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ca.wikipedia.org/wiki/Agullana">Agullan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ca.wikipedia.org/wiki/Albanyà">Albany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a xlink:href="http://ca.wikipedia.org/wiki/L%27Armentera">Armentera, l'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a xlink:href="http://ca.wikipedia.org/wiki/Avinyonet_de_Puigventós">Avinyonet de Puigventó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a xlink:href="http://ca.wikipedia.org/wiki/Bàscara">Bàscar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a xlink:href="http://ca.wikipedia.org/wiki/Biure_%28Alt_Empordà%29">Biure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a xlink:href="http://ca.wikipedia.org/wiki/Boadella_i_les_Escaules">Boadella i les Escaul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a xlink:href="http://ca.wikipedia.org/wiki/Borrassà">Borrass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a xlink:href="http://ca.wikipedia.org/wiki/Cabanelles">Cabanell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a xlink:href="http://ca.wikipedia.org/wiki/Cabanes_%28Alt_Empordà%29">Caban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http://ca.wikipedia.org/wiki/Cadaqués">Cadaqué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a xlink:href="http://ca.wikipedia.org/wiki/Cantallops">Cantallop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a xlink:href="http://ca.wikipedia.org/wiki/Capmany">Capmany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a xlink:href="http://ca.wikipedia.org/wiki/Castelló_d%27Empúries">Castelló d'Empúri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http://ca.wikipedia.org/wiki/Cistella">Cistel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a xlink:href="http://ca.wikipedia.org/wiki/Colera">Coler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a xlink:href="http://ca.wikipedia.org/wiki/Darnius">Darniu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a xlink:href="http://ca.wikipedia.org/wiki/L%27Escala">Escala, l'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a xlink:href="http://ca.wikipedia.org/wiki/Espolla">Espol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a xlink:href="http://ca.wikipedia.org/wiki/El_Far_d%27Empordà">Far d'Empordà, el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a xlink:href="http://ca.wikipedia.org/wiki/Figueres_%28Alt_Empordà%29">Figuer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a xlink:href="http://ca.wikipedia.org/wiki/Fortià">Forti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a xlink:href="http://ca.wikipedia.org/wiki/Garriguella">Garriguel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a xlink:href="http://ca.wikipedia.org/wiki/Garrigàs">Garrigà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a xlink:href="http://ca.wikipedia.org/wiki/La_Jonquera">Jonquera, 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a xlink:href="http://ca.wikipedia.org/wiki/Lladó">Lladó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a xlink:href="http://ca.wikipedia.org/wiki/Llançà">Llanç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a xlink:href="http://ca.wikipedia.org/wiki/Llers">Ller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a xlink:href="http://ca.wikipedia.org/wiki/Masarac">Masarac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a xlink:href="http://ca.wikipedia.org/wiki/Maçanet_de_Cabrenys">Maçanet de Cabreny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a xlink:href="http://ca.wikipedia.org/wiki/Mollet_de_Peralada">Mollet de Peralad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a xlink:href="http://ca.wikipedia.org/wiki/Navata">Navat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a xlink:href="http://ca.wikipedia.org/wiki/Ordis">Ordi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a xlink:href="http://ca.wikipedia.org/wiki/Palau_de_Santa_Eulàlia">Palau de Santa Eulàli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a xlink:href="http://ca.wikipedia.org/wiki/Palau-saverdera">Palau-saverder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a xlink:href="http://ca.wikipedia.org/wiki/Pau_%28Alt_Empordà%29">Pau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a xlink:href="http://ca.wikipedia.org/wiki/Pedret_i_Marzà">Pedret i Marz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a xlink:href="http://ca.wikipedia.org/wiki/Peralada">Peralad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a xlink:href="http://ca.wikipedia.org/wiki/Pont_de_Molins">Pont de Molin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a xlink:href="http://ca.wikipedia.org/wiki/Pontós">Pontó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a xlink:href="http://ca.wikipedia.org/wiki/El_Port_de_la_Selva">Port de la Selva, el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a xlink:href="http://ca.wikipedia.org/wiki/Portbou">Portbou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a xlink:href="http://ca.wikipedia.org/wiki/Rabós">Rabó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a xlink:href="http://ca.wikipedia.org/wiki/Riumors">Riumor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a xlink:href="http://ca.wikipedia.org/wiki/Roses">Ros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a xlink:href="http://ca.wikipedia.org/wiki/Sant_Climent_Sescebes">Sant Climent Sesceb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a xlink:href="http://ca.wikipedia.org/wiki/Sant_Llorenç_de_la_Muga">Sant Llorenç de la Mug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a xlink:href="http://ca.wikipedia.org/wiki/Sant_Miquel_de_Fluvià">Sant Miquel de Fluvi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a xlink:href="http://ca.wikipedia.org/wiki/Sant_Mori">Sant Mori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a xlink:href="http://ca.wikipedia.org/wiki/Sant_Pere_Pescador">Sant Pere Pescador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a xlink:href="http://ca.wikipedia.org/wiki/Santa_Llogaia_d%27Àlguema">Santa Llogaia d'Àlguem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a xlink:href="http://ca.wikipedia.org/wiki/Saus,_Camallera_i_Llampaies">Saus, Camallera i Llampai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a xlink:href="http://ca.wikipedia.org/wiki/La_Selva_de_Mar">Selva de Mar, 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a xlink:href="http://ca.wikipedia.org/wiki/Siurana_d%27Empordà">Siurana d'Empord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a xlink:href="http://ca.wikipedia.org/wiki/Terrades">Terrades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a xlink:href="http://ca.wikipedia.org/wiki/Torroella_de_Fluvià">Torroella de Fluvià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a xlink:href="http://ca.wikipedia.org/wiki/La_Vajol">Vajol, 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a xlink:href="http://ca.wikipedia.org/wiki/Ventalló">Ventalló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a xlink:href="http://ca.wikipedia.org/wiki/Vila-sacra">Vila-sacr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a xlink:href="http://ca.wikipedia.org/wiki/Vilabertran">Vilabertran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a xlink:href="http://ca.wikipedia.org/wiki/Viladamat">Viladamat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a xlink:href="http://ca.wikipedia.org/wiki/Vilafant">Vilafant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a xlink:href="http://ca.wikipedia.org/wiki/Vilajuïga">Vilajuïg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a xlink:href="http://ca.wikipedia.org/wiki/Vilamacolum">Vilamacolum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a xlink:href="http://ca.wikipedia.org/wiki/Vilamalla">Vilamalla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a xlink:href="http://ca.wikipedia.org/wiki/Vilamaniscle">Vilamaniscle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a xlink:href="http://ca.wikipedia.org/wiki/Vilanant">Vilanant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a xlink:href="http://ca.wikipedia.org/wiki/Vilaür">Vilaür</text:a>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a xlink:href="http://ca.wikipedia.org/wiki/Avinyonet_del_Penedès">Avinyonet del Penedè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a xlink:href="http://ca.wikipedia.org/wiki/Les_Cabanyes">Cabanyes, le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a xlink:href="http://ca.wikipedia.org/wiki/Castellet_i_la_Gornal">Castellet i la Gornal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a xlink:href="http://ca.wikipedia.org/wiki/Castellví_de_la_Marca">Castellví de la Marc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a xlink:href="http://ca.wikipedia.org/wiki/Font-rubí">Font-rubí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a xlink:href="http://ca.wikipedia.org/wiki/Gelida">Gelid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a xlink:href="http://ca.wikipedia.org/wiki/La_Granada">Granada, l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a xlink:href="http://ca.wikipedia.org/wiki/Mediona">Medion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a xlink:href="http://ca.wikipedia.org/wiki/Olesa_de_Bonesvalls">Olesa de Bonesvall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a xlink:href="http://ca.wikipedia.org/wiki/Olèrdola">Olèrdol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a xlink:href="http://ca.wikipedia.org/wiki/Pacs_del_Penedès">Pacs del Penedè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a xlink:href="http://ca.wikipedia.org/wiki/El_Pla_del_Penedès">Pla del Penedès, el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a xlink:href="http://ca.wikipedia.org/wiki/Pontons">Ponton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a xlink:href="http://ca.wikipedia.org/wiki/Puigdàlber">Puigdàlber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a xlink:href="http://ca.wikipedia.org/wiki/Sant_Cugat_Sesgarrigues">Sant Cugat Sesgarrigue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a xlink:href="http://ca.wikipedia.org/wiki/Sant_Llorenç_d%27Hortons">Sant Llorenç d'Horton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a xlink:href="http://ca.wikipedia.org/wiki/Sant_Martí_Sarroca">Sant Martí Sarroc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a xlink:href="http://ca.wikipedia.org/wiki/Sant_Pere_de_Riudebitlles">Sant Pere de Riudebitlle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a xlink:href="http://ca.wikipedia.org/wiki/Sant_Quintí_de_Mediona">Sant Quintí de Medion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a xlink:href="http://ca.wikipedia.org/wiki/Sant_Sadurní_d%27Anoia">Sant Sadurní d'Anoia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http://ca.wikipedia.org/wiki/Santa_Fe_del_Penedès">Santa Fe del Penedè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a xlink:href="http://ca.wikipedia.org/wiki/Santa_Margarida_i_els_Monjos">Santa Margarida i els Monjo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a xlink:href="http://ca.wikipedia.org/wiki/Subirats">Subirat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a xlink:href="http://ca.wikipedia.org/wiki/Torrelavit">Torrelavit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a xlink:href="http://ca.wikipedia.org/wiki/Torrelles_de_Foix">Torrelles de Foix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a xlink:href="http://ca.wikipedia.org/wiki/Vilafranca_del_Penedès">Vilafranca del Penedè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a xlink:href="http://ca.wikipedia.org/wiki/Vilobí_del_Penedès">Vilobí del Penedès</text:a>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a xlink:href="http://ca.wikipedia.org/wiki/Alàs_i_Cerc">Alàs i Cerc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a xlink:href="http://ca.wikipedia.org/wiki/Arsèguel">Arsèguel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a xlink:href="http://ca.wikipedia.org/wiki/Bassella">Bassell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a xlink:href="http://ca.wikipedia.org/wiki/Cabó">Cabó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a xlink:href="http://ca.wikipedia.org/wiki/Cava_%28Alt_Urgell%29">Cav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a xlink:href="http://ca.wikipedia.org/wiki/Coll_de_Nargó">Coll de Nargó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a xlink:href="http://ca.wikipedia.org/wiki/Estamariu">Estamariu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a xlink:href="http://ca.wikipedia.org/wiki/Fígols_i_Alinyà">Fígols i Alinyà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a xlink:href="http://ca.wikipedia.org/wiki/Josa_i_Tuixén">Josa i Tuixén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a xlink:href="http://ca.wikipedia.org/wiki/Montferrer_i_Castellbò">Montferrer i Castellbò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a xlink:href="http://ca.wikipedia.org/wiki/Oliana">Olian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a xlink:href="http://ca.wikipedia.org/wiki/Organyà">Organyà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a xlink:href="http://ca.wikipedia.org/wiki/Peramola">Peramol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a xlink:href="http://ca.wikipedia.org/wiki/El_Pont_de_Bar">Pont de Bar, el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a xlink:href="http://ca.wikipedia.org/wiki/Ribera_d%27Urgellet">Ribera d'Urgellet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a xlink:href="http://ca.wikipedia.org/wiki/La_Seu_d%27Urgell">Seu d'Urgell, l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a xlink:href="http://ca.wikipedia.org/wiki/Les_Valls_d%27Aguilar">Valls d'Aguilar, les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a xlink:href="http://ca.wikipedia.org/wiki/Les_Valls_de_Valira">Valls de Valira, les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a xlink:href="http://ca.wikipedia.org/wiki/La_Vansa_i_Fórnols">Vansa i Fórnols, la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a xlink:href="http://ca.wikipedia.org/wiki/El_Pont_de_Suert">El Pont de Suert</text:a>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a xlink:href="http://ca.wikipedia.org/wiki/Vall_de_Boí">Vall de Boí</text:a>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a xlink:href="http://ca.wikipedia.org/wiki/Vilaller">Vilaller</text:a>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a xlink:href="http://ca.wikipedia.org/wiki/Argençola">Argençol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a xlink:href="http://ca.wikipedia.org/wiki/Bellprat">Bellprat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a xlink:href="http://ca.wikipedia.org/wiki/El_Bruc">Bruc, el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a xlink:href="http://ca.wikipedia.org/wiki/Cabrera_d%27Anoia">Cabrera d'Anoi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a xlink:href="http://ca.wikipedia.org/wiki/Calaf">Calaf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a xlink:href="http://ca.wikipedia.org/wiki/Calonge_de_Segarra">Calonge de Segarr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a xlink:href="http://ca.wikipedia.org/wiki/Capellades">Capellade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a xlink:href="http://ca.wikipedia.org/wiki/Carme">Carme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a xlink:href="http://ca.wikipedia.org/wiki/Castellfollit_de_Riubregós">Castellfollit de Riubregó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a xlink:href="http://ca.wikipedia.org/wiki/Castellolí">Castellolí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a xlink:href="http://ca.wikipedia.org/wiki/Copons">Copon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a xlink:href="http://ca.wikipedia.org/wiki/Els_Hostalets_de_Pierola">Hostalets de Pierola, el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a xlink:href="http://ca.wikipedia.org/wiki/Igualada">Igualad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a xlink:href="http://ca.wikipedia.org/wiki/Jorba">Jorb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a xlink:href="http://ca.wikipedia.org/wiki/La_Llacuna">Llacuna, l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a xlink:href="http://ca.wikipedia.org/wiki/Masquefa">Masquef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a xlink:href="http://ca.wikipedia.org/wiki/Montmaneu">Montmaneu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a xlink:href="http://ca.wikipedia.org/wiki/Òdena">Òden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a xlink:href="http://ca.wikipedia.org/wiki/Orpí">Orpí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a xlink:href="http://ca.wikipedia.org/wiki/Piera">Pier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a xlink:href="http://ca.wikipedia.org/wiki/La_Pobla_de_Claramunt">Pobla de Claramunt, l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a xlink:href="http://ca.wikipedia.org/wiki/Els_Prats_de_Rei">Prats de Rei, el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a xlink:href="http://ca.wikipedia.org/wiki/Pujalt">Pujalt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a xlink:href="http://ca.wikipedia.org/wiki/Rubió">Rubió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a xlink:href="http://ca.wikipedia.org/wiki/Sant_Martí_Sesgueioles">Sant Martí Sesgueiole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a xlink:href="http://ca.wikipedia.org/wiki/Sant_Martí_de_Tous">Sant Martí de Tou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a xlink:href="http://ca.wikipedia.org/wiki/Sant_Pere_Sallavinera">Sant Pere Sallaviner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a xlink:href="http://ca.wikipedia.org/wiki/Santa_Margarida_de_Montbui">Santa Margarida de Montbui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a xlink:href="http://ca.wikipedia.org/wiki/Santa_Maria_de_Miralles">Santa Maria de Miralles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a xlink:href="http://ca.wikipedia.org/wiki/La_Torre_de_Claramunt">Torre de Claramunt, l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a xlink:href="http://ca.wikipedia.org/wiki/Vallbona_d%27Anoia">Vallbona d'Anoi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a xlink:href="http://ca.wikipedia.org/wiki/Veciana">Veciana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a xlink:href="http://ca.wikipedia.org/wiki/Vilanova_del_Camí">Vilanova del Camí</text:a>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a xlink:href="http://ca.wikipedia.org/wiki/Aguilar_de_Segarra">Aguilar de Segarr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a xlink:href="http://ca.wikipedia.org/wiki/Artés">Arté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a xlink:href="http://ca.wikipedia.org/wiki/Avinyó">Avinyó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a xlink:href="http://ca.wikipedia.org/wiki/Balsareny">Balsareny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a xlink:href="http://ca.wikipedia.org/wiki/Calders">Calder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a xlink:href="http://ca.wikipedia.org/wiki/Callús">Callú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a xlink:href="http://ca.wikipedia.org/wiki/Cardona">Cardon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a xlink:href="http://ca.wikipedia.org/wiki/Castellbell_i_el_Vilar">Castellbell i el Vilar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a xlink:href="http://ca.wikipedia.org/wiki/Castellfollit_del_Boix">Castellfollit del Boix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a xlink:href="http://ca.wikipedia.org/wiki/Castellgalí">Castellgalí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a xlink:href="http://ca.wikipedia.org/wiki/Castellnou_de_Bages">Castellnou de Bage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a xlink:href="http://ca.wikipedia.org/wiki/L%27Estany">Estany, l'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a xlink:href="http://ca.wikipedia.org/wiki/Fonollosa">Fonollos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a xlink:href="http://ca.wikipedia.org/wiki/Gaià">Gaià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a xlink:href="http://ca.wikipedia.org/wiki/Manresa">Manres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a xlink:href="http://ca.wikipedia.org/wiki/Marganell">Marganell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a xlink:href="http://ca.wikipedia.org/wiki/Moià">Moià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a xlink:href="http://ca.wikipedia.org/wiki/Monistrol_de_Calders">Monistrol de Calder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a xlink:href="http://ca.wikipedia.org/wiki/Monistrol_de_Montserrat">Monistrol de Montserrat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a xlink:href="http://ca.wikipedia.org/wiki/Mura">Mur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a xlink:href="http://ca.wikipedia.org/wiki/Navarcles">Navarcle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a xlink:href="http://ca.wikipedia.org/wiki/Navàs">Navà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a xlink:href="http://ca.wikipedia.org/wiki/El_Pont_de_Vilomara_i_Rocafort">Pont de Vilomara i Rocafort, el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a xlink:href="http://ca.wikipedia.org/wiki/Rajadell">Rajadell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a xlink:href="http://ca.wikipedia.org/wiki/Sallent">Sallent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a xlink:href="http://ca.wikipedia.org/wiki/Sant_Feliu_Sasserra">Sant Feliu Sasserr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a xlink:href="http://ca.wikipedia.org/wiki/Sant_Fruitós_de_Bages">Sant Fruitós de Bage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<text:a xlink:href="http://ca.wikipedia.org/wiki/Sant_Joan_de_Vilatorrada">Sant Joan de Vilatorrad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<text:a xlink:href="http://ca.wikipedia.org/wiki/Sant_Mateu_de_Bages">Sant Mateu de Bages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<text:a xlink:href="http://ca.wikipedia.org/wiki/Sant_Salvador_de_Guardiola">Sant Salvador de Guardiol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<text:a xlink:href="http://ca.wikipedia.org/wiki/Sant_Vicenç_de_Castellet">Sant Vicenç de Castellet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<text:a xlink:href="http://ca.wikipedia.org/wiki/Santa_Maria_d%27Oló">Santa Maria d'Oló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a xlink:href="http://ca.wikipedia.org/wiki/Santpedor">Santpedor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<text:a xlink:href="http://ca.wikipedia.org/wiki/Súria">Súri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a xlink:href="http://ca.wikipedia.org/wiki/Talamanca">Talamanca</text:a>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<text:a xlink:href="http://ca.wikipedia.org/wiki/L%27Albiol">Albiol, l'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a xlink:href="http://ca.wikipedia.org/wiki/L%27Aleixar">Aleixar, l'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<text:a xlink:href="http://ca.wikipedia.org/wiki/Alforja">Alforja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<text:a xlink:href="http://ca.wikipedia.org/wiki/Almoster">Almoster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a xlink:href="http://ca.wikipedia.org/wiki/Arbolí">Arbolí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<text:a xlink:href="http://ca.wikipedia.org/wiki/L%27Argentera">Argentera, l'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a xlink:href="http://ca.wikipedia.org/wiki/Les_Borges_del_Camp">Borges del Camp, le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<text:a xlink:href="http://ca.wikipedia.org/wiki/Botarell">Botarell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<text:a xlink:href="http://ca.wikipedia.org/wiki/Cambrils">Cambril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<text:a xlink:href="http://ca.wikipedia.org/wiki/Capafonts">Capafont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a xlink:href="http://ca.wikipedia.org/wiki/Castellvell_del_Camp">Castellvell del Camp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a xlink:href="http://ca.wikipedia.org/wiki/Colldejou">Colldejou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<text:a xlink:href="http://ca.wikipedia.org/wiki/Duesaigües">Duesaigüe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a xlink:href="http://ca.wikipedia.org/wiki/La_Febró">Febró, la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<text:a xlink:href="http://ca.wikipedia.org/wiki/Maspujols">Maspujol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<text:a xlink:href="http://ca.wikipedia.org/wiki/Montbrió_del_Camp">Montbrió del Camp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a xlink:href="http://ca.wikipedia.org/wiki/Mont-roig_del_Camp">Mont-roig del Camp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a xlink:href="http://ca.wikipedia.org/wiki/Prades">Prade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<text:a xlink:href="http://ca.wikipedia.org/wiki/Pratdip">Pratdip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a xlink:href="http://ca.wikipedia.org/wiki/Reus">Reu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<text:a xlink:href="http://ca.wikipedia.org/wiki/Riudecanyes">Riudecanye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a xlink:href="http://ca.wikipedia.org/wiki/Riudecols">Riudecol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<text:a xlink:href="http://ca.wikipedia.org/wiki/Riudoms">Riudom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<text:a xlink:href="http://ca.wikipedia.org/wiki/La_Selva_del_Camp">Selva del Camp, la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<text:a xlink:href="http://ca.wikipedia.org/wiki/Vandellòs_i_l%27Hospitalet_de_l%27Infant">Vandellòs i l'Hospitalet de l'Infant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a xlink:href="http://ca.wikipedia.org/wiki/Vilanova_d%27Escornalbou">Vilanova d'Escornalbou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<text:a xlink:href="http://ca.wikipedia.org/wiki/Vilaplana">Vilaplana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a xlink:href="http://ca.wikipedia.org/wiki/Vinyols_i_els_Arcs">Vinyols i els Arcs</text:a>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<text:a xlink:href="http://ca.wikipedia.org/wiki/L%27Aldea">Aldea, l'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a xlink:href="http://ca.wikipedia.org/wiki/Aldover">Aldover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<text:a xlink:href="http://ca.wikipedia.org/wiki/Alfara_de_Carles">Alfara de Carles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a xlink:href="http://ca.wikipedia.org/wiki/L%27Ametlla_de_Mar">Ametlla de Mar, l'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a xlink:href="http://ca.wikipedia.org/wiki/L%27Ampolla">Ampolla, l'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<text:a xlink:href="http://ca.wikipedia.org/wiki/Benifallet">Benifallet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<text:a xlink:href="http://ca.wikipedia.org/wiki/Camarles">Camarles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<text:a xlink:href="http://ca.wikipedia.org/wiki/Deltebre">Deltebre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a xlink:href="http://ca.wikipedia.org/wiki/Paüls">Paüls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a xlink:href="http://ca.wikipedia.org/wiki/El_Perelló">Perelló, el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<text:a xlink:href="http://ca.wikipedia.org/wiki/Roquetes">Roquetes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<text:a xlink:href="http://ca.wikipedia.org/wiki/Tivenys">Tivenys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a xlink:href="http://ca.wikipedia.org/wiki/Tortosa">Tortosa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a xlink:href="http://ca.wikipedia.org/wiki/Xerta">Xerta</text:a>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a xlink:href="http://ca.wikipedia.org/wiki/Albons">Albon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<text:a xlink:href="http://ca.wikipedia.org/wiki/Begur">Begur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<text:a xlink:href="http://ca.wikipedia.org/wiki/Bellcaire_d%27Empordà">Bellcaire d'Empord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a xlink:href="http://ca.wikipedia.org/wiki/La_Bisbal_d%27Empordà">Bisbal d'Empordà, la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a xlink:href="http://ca.wikipedia.org/wiki/Calonge">Calonge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<text:a xlink:href="http://ca.wikipedia.org/wiki/Castell-Platja_d%27Aro">Castell-Platja d'Aro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a xlink:href="http://ca.wikipedia.org/wiki/Colomers">Colomer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a xlink:href="http://ca.wikipedia.org/wiki/Corçà">Corç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<text:a xlink:href="http://ca.wikipedia.org/wiki/Cruïlles,_Monells_i_Sant_Sadurní_de_l%27Heura">Cruïlles, Monells i SantSadurní de l'Heura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a xlink:href="http://ca.wikipedia.org/wiki/Foixà">Foix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a xlink:href="http://ca.wikipedia.org/wiki/Fontanilles">Fontanille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a xlink:href="http://ca.wikipedia.org/wiki/Forallac">Forallac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a xlink:href="http://ca.wikipedia.org/wiki/Garrigoles">Garrigole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a xlink:href="http://ca.wikipedia.org/wiki/Gualta">Gualta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a xlink:href="http://ca.wikipedia.org/wiki/Jafre">Jafre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a xlink:href="http://ca.wikipedia.org/wiki/Mont-ras">Mont-ra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a xlink:href="http://ca.wikipedia.org/wiki/Palafrugell">Palafrugell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a xlink:href="http://ca.wikipedia.org/wiki/Palamós">Palamó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a xlink:href="http://ca.wikipedia.org/wiki/Palau-sator">Palau-sator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a xlink:href="http://ca.wikipedia.org/wiki/Pals">Pal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a xlink:href="http://ca.wikipedia.org/wiki/Parlavà">Parlav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a xlink:href="http://ca.wikipedia.org/wiki/La_Pera">Pera, la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a xlink:href="http://ca.wikipedia.org/wiki/Regencós">Regencó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a xlink:href="http://ca.wikipedia.org/wiki/Rupià">Rupi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a xlink:href="http://ca.wikipedia.org/wiki/Sant_Feliu_de_Guíxols">Sant Feliu de Guíxol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<text:a xlink:href="http://ca.wikipedia.org/wiki/Santa_Cristina_d%27Aro">Santa Cristina d'Aro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a xlink:href="http://ca.wikipedia.org/wiki/Serra_de_Daró">Serra de Daró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a xlink:href="http://ca.wikipedia.org/wiki/La_Tallada_d%27Empordà">Tallada d'Empord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a xlink:href="http://ca.wikipedia.org/wiki/Torrent_%28Baix_Empordà%29">Torrent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a xlink:href="http://ca.wikipedia.org/wiki/Torroella_de_Montgrí">Torroella de Montgrí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a xlink:href="http://ca.wikipedia.org/wiki/Ullà">Ullà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a xlink:href="http://ca.wikipedia.org/wiki/Ullastret">Ullastret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a xlink:href="http://ca.wikipedia.org/wiki/Ultramort">Ultramort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a xlink:href="http://ca.wikipedia.org/wiki/Vall-llobrega">Vall-llobrega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a xlink:href="http://ca.wikipedia.org/wiki/Verges">Verges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a xlink:href="http://ca.wikipedia.org/wiki/Vilopriu">Vilopriu</text:a>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table:style-name="ce2" office:value-type="string">
            <text:p><text:a xlink:href="http://ca.wikipedia.org/wiki/Abrera">Abrera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88">
            <text:p>288</text:p>
          </table:table-cell>
          <table:table-cell table:style-name="ce2" office:value-type="string">
            <text:p><text:a xlink:href="http://ca.wikipedia.org/wiki/Begues">Begues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89">
            <text:p>289</text:p>
          </table:table-cell>
          <table:table-cell table:style-name="ce2" office:value-type="string">
            <text:p><text:a xlink:href="http://ca.wikipedia.org/wiki/Castelldefels">Castelldefels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0">
            <text:p>290</text:p>
          </table:table-cell>
          <table:table-cell table:style-name="ce2" office:value-type="string">
            <text:p><text:a xlink:href="http://ca.wikipedia.org/wiki/Castellví_de_Rosanes">Castellví de Rosanes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1">
            <text:p>291</text:p>
          </table:table-cell>
          <table:table-cell table:style-name="ce2" office:value-type="string">
            <text:p><text:a xlink:href="http://ca.wikipedia.org/wiki/Cervelló">Cervelló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2">
            <text:p>292</text:p>
          </table:table-cell>
          <table:table-cell table:style-name="ce2" office:value-type="string">
            <text:p><text:a xlink:href="http://ca.wikipedia.org/wiki/Collbató">Collbató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3">
            <text:p>293</text:p>
          </table:table-cell>
          <table:table-cell table:style-name="ce3" office:value-type="string">
            <text:p><text:a xlink:href="http://ca.wikipedia.org/wiki/Corbera_de_Llobregat">Corbera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4">
            <text:p>294</text:p>
          </table:table-cell>
          <table:table-cell table:style-name="ce2" office:value-type="string">
            <text:p><text:a xlink:href="http://ca.wikipedia.org/wiki/Cornellà_de_Llobregat">Cornellà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5">
            <text:p>295</text:p>
          </table:table-cell>
          <table:table-cell table:style-name="ce2" office:value-type="string">
            <text:p><text:a xlink:href="http://ca.wikipedia.org/wiki/El_Prat_de_Llobregat">El Prat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6">
            <text:p>296</text:p>
          </table:table-cell>
          <table:table-cell table:style-name="ce2" office:value-type="string">
            <text:p><text:a xlink:href="http://ca.wikipedia.org/wiki/Esparreguera">Esparreguera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7">
            <text:p>297</text:p>
          </table:table-cell>
          <table:table-cell table:style-name="ce2" office:value-type="string">
            <text:p><text:a xlink:href="http://ca.wikipedia.org/wiki/Esplugues_de_Llobregat">Esplugues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8">
            <text:p>298</text:p>
          </table:table-cell>
          <table:table-cell table:style-name="ce2" office:value-type="string">
            <text:p><text:a xlink:href="http://ca.wikipedia.org/wiki/Gavà">Gavà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299">
            <text:p>299</text:p>
          </table:table-cell>
          <table:table-cell table:style-name="ce2" office:value-type="string">
            <text:p><text:a xlink:href="http://ca.wikipedia.org/wiki/Martorell">Martorell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string">
            <text:p><text:a xlink:href="http://ca.wikipedia.org/wiki/Molins_de_Rei">Molins de Rei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1">
            <text:p>301</text:p>
          </table:table-cell>
          <table:table-cell table:style-name="ce2" office:value-type="string">
            <text:p><text:a xlink:href="http://ca.wikipedia.org/wiki/Olesa_de_Montserrat">Olesa de Montserr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2">
            <text:p>302</text:p>
          </table:table-cell>
          <table:table-cell table:style-name="ce2" office:value-type="string">
            <text:p><text:a xlink:href="http://ca.wikipedia.org/wiki/Pallejà">Pallejà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3">
            <text:p>303</text:p>
          </table:table-cell>
          <table:table-cell table:style-name="ce2" office:value-type="string">
            <text:p><text:a xlink:href="http://ca.wikipedia.org/wiki/La_Palma_de_Cervelló">La Palma de Cervelló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4">
            <text:p>304</text:p>
          </table:table-cell>
          <table:table-cell table:style-name="ce2" office:value-type="string">
            <text:p><text:a xlink:href="http://ca.wikipedia.org/wiki/El_Papiol">El Papiol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5">
            <text:p>305</text:p>
          </table:table-cell>
          <table:table-cell table:style-name="ce2" office:value-type="string">
            <text:p><text:a xlink:href="http://ca.wikipedia.org/wiki/Santa_Coloma_de_Cervelló">Santa Coloma de Cervelló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6">
            <text:p>306</text:p>
          </table:table-cell>
          <table:table-cell table:style-name="ce2" office:value-type="string">
            <text:p><text:a xlink:href="http://ca.wikipedia.org/wiki/Sant_Andreu_de_la_Barca">Sant Andreu de la Barca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7">
            <text:p>307</text:p>
          </table:table-cell>
          <table:table-cell table:style-name="ce2" office:value-type="string">
            <text:p><text:a xlink:href="http://ca.wikipedia.org/wiki/Sant_Boi_de_Llobregat">Sant Boi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8">
            <text:p>308</text:p>
          </table:table-cell>
          <table:table-cell table:style-name="ce2" office:value-type="string">
            <text:p><text:a xlink:href="http://ca.wikipedia.org/wiki/Sant_Climent_de_Llobregat">Sant Climent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09">
            <text:p>309</text:p>
          </table:table-cell>
          <table:table-cell table:style-name="ce2" office:value-type="string">
            <text:p><text:a xlink:href="http://ca.wikipedia.org/wiki/Sant_Esteve_Sesrovires">Sant Esteve Sesrovires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0">
            <text:p>310</text:p>
          </table:table-cell>
          <table:table-cell table:style-name="ce2" office:value-type="string">
            <text:p><text:a xlink:href="http://ca.wikipedia.org/wiki/Sant_Feliu_de_Llobregat">Sant Feliu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1">
            <text:p>311</text:p>
          </table:table-cell>
          <table:table-cell table:style-name="ce2" office:value-type="string">
            <text:p><text:a xlink:href="http://ca.wikipedia.org/wiki/Sant_Joan_Despí">Sant Joan Despí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2">
            <text:p>312</text:p>
          </table:table-cell>
          <table:table-cell table:style-name="ce2" office:value-type="string">
            <text:p><text:a xlink:href="http://ca.wikipedia.org/wiki/Sant_Just_Desvern">Sant Just Desvern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3">
            <text:p>313</text:p>
          </table:table-cell>
          <table:table-cell table:style-name="ce2" office:value-type="string">
            <text:p><text:a xlink:href="http://ca.wikipedia.org/wiki/Sant_Vicenç_dels_Horts">Sant Vicenç dels Horts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4">
            <text:p>314</text:p>
          </table:table-cell>
          <table:table-cell table:style-name="ce2" office:value-type="string">
            <text:p><text:a xlink:href="http://ca.wikipedia.org/wiki/Torrelles_de_Llobregat">Torrelles de Llobregat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5">
            <text:p>315</text:p>
          </table:table-cell>
          <table:table-cell table:style-name="ce2" office:value-type="string">
            <text:p><text:a xlink:href="http://ca.wikipedia.org/wiki/Vallirana">Vallirana</text:a>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office:value-type="float" office:value="316">
            <text:p>316</text:p>
          </table:table-cell>
          <table:table-cell table:style-name="ce2" office:value-type="string">
            <text:p><text:a xlink:href="http://ca.wikipedia.org/wiki/Viladecans">Viladecans</text:a></text:p>
          </table:table-cell>
          <table:table-cell table:style-name="Default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a xlink:href="http://ca.wikipedia.org/wiki/Albinyana">Albinyana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a xlink:href="http://ca.wikipedia.org/wiki/L%27Arboç">Arboç, l'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a xlink:href="http://ca.wikipedia.org/wiki/Banyeres_del_Penedès">Banyeres del Penedès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a xlink:href="http://ca.wikipedia.org/wiki/Bellvei">Bellvei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a xlink:href="http://ca.wikipedia.org/wiki/La_Bisbal_del_Penedès">Bisbal del Penedès, la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a xlink:href="http://ca.wikipedia.org/wiki/Bonastre">Bonastre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a xlink:href="http://ca.wikipedia.org/wiki/Calafell">Calafell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a xlink:href="http://ca.wikipedia.org/wiki/Cunit">Cunit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a xlink:href="http://ca.wikipedia.org/wiki/Llorenç_del_Penedès">Llorenç del Penedès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a xlink:href="http://ca.wikipedia.org/wiki/Masllorenç">Masllorenç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a xlink:href="http://ca.wikipedia.org/wiki/El_Montmell">Montmell, el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a xlink:href="http://ca.wikipedia.org/wiki/Sant_Jaume_dels_Domenys">Sant Jaume dels Domenys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a xlink:href="http://ca.wikipedia.org/wiki/Santa_Oliva">Santa Oliva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a xlink:href="http://ca.wikipedia.org/wiki/El_Vendrell">Vendrell, el</text:a>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a xlink:href="http://ca.wikipedia.org/wiki/Alp">Alp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a xlink:href="http://ca.wikipedia.org/wiki/Bellver_de_Cerdanya">Bellver de Cerdany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a xlink:href="http://ca.wikipedia.org/wiki/Bolvir">Bolvir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<text:a xlink:href="http://ca.wikipedia.org/wiki/Das">Das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a xlink:href="http://ca.wikipedia.org/wiki/Fontanals_de_Cerdanya">Fontanals de Cerdany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a xlink:href="http://ca.wikipedia.org/wiki/Ger">Ger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a xlink:href="http://ca.wikipedia.org/wiki/Guils_de_Cerdanya">Guils de Cerdany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a xlink:href="http://ca.wikipedia.org/wiki/Isòvol">Isòvol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a xlink:href="http://ca.wikipedia.org/wiki/Lles_de_Cerdanya">Lles de Cerdany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a xlink:href="http://ca.wikipedia.org/wiki/Llívia">Llívi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a xlink:href="http://ca.wikipedia.org/wiki/Meranges">Meranges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a xlink:href="http://ca.wikipedia.org/wiki/Montellà_i_Martinet">Montellà i Martinet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a xlink:href="http://ca.wikipedia.org/wiki/Prats_i_Sansor">Prats i Sansor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a xlink:href="http://ca.wikipedia.org/wiki/Prullans">Prullans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a xlink:href="http://ca.wikipedia.org/wiki/Puigcerdà">Puigcerdà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a xlink:href="http://ca.wikipedia.org/wiki/Riu_de_Cerdanya">Riu de Cerdanya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a xlink:href="http://ca.wikipedia.org/wiki/Urús">Urús</text:a>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a xlink:href="http://ca.wikipedia.org/wiki/Badalona">Badalona</text:a>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a xlink:href="http://ca.wikipedia.org/wiki/Barcelona">Barcelona</text:a>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a xlink:href="http://ca.wikipedia.org/wiki/L%27Hospitalet_de_Llobregat">l'Hospitalet de Llobregat</text:a>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a xlink:href="http://ca.wikipedia.org/wiki/Sant_Adrià_de_Besòs">Sant Adrià de Besòs</text:a>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a xlink:href="http://ca.wikipedia.org/wiki/Santa_Coloma_de_Gramenet">Santa Coloma de Gramenet</text:a>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a xlink:href="http://ca.wikipedia.org/wiki/Avià">Avià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a xlink:href="http://ca.wikipedia.org/wiki/Bagà">Bagà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a xlink:href="http://ca.wikipedia.org/wiki/Berga">Berg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a xlink:href="http://ca.wikipedia.org/wiki/Borredà">Borredà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a xlink:href="http://ca.wikipedia.org/wiki/Capolat">Capolat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a xlink:href="http://ca.wikipedia.org/wiki/Casserres">Casserre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a xlink:href="http://ca.wikipedia.org/wiki/Castell_de_l%27Areny">Castell de l'Areny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a xlink:href="http://ca.wikipedia.org/wiki/Castellar_de_n%27Hug">Castellar de n'Hug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a xlink:href="http://ca.wikipedia.org/wiki/Castellar_del_Riu">Castellar del Riu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a xlink:href="http://ca.wikipedia.org/wiki/Cercs">Cerc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a xlink:href="http://ca.wikipedia.org/wiki/L%27Espunyola">Espunyola, l'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a xlink:href="http://ca.wikipedia.org/wiki/Fígols">Fígol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a xlink:href="http://ca.wikipedia.org/wiki/Gironella">Gironell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a xlink:href="http://ca.wikipedia.org/wiki/Gisclareny">Gisclareny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a xlink:href="http://ca.wikipedia.org/wiki/Gósol">Gósol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a xlink:href="http://ca.wikipedia.org/wiki/Guardiola_de_Berguedà">Guardiola de Berguedà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a xlink:href="http://ca.wikipedia.org/wiki/Montclar">Montclar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a xlink:href="http://ca.wikipedia.org/wiki/Montmajor">Montmajor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a xlink:href="http://ca.wikipedia.org/wiki/La_Nou_de_Berguedà">Nou de Berguedà, l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<text:a xlink:href="http://ca.wikipedia.org/wiki/Olvan">Olvan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a xlink:href="http://ca.wikipedia.org/wiki/La_Pobla_de_Lillet">Pobla de Lillet, l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a xlink:href="http://ca.wikipedia.org/wiki/Puig-reig">Puig-reig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a xlink:href="http://ca.wikipedia.org/wiki/La_Quar">Quar, l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a xlink:href="http://ca.wikipedia.org/wiki/Sagàs">Sagà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a xlink:href="http://ca.wikipedia.org/wiki/Saldes">Salde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a xlink:href="http://ca.wikipedia.org/wiki/Sant_Jaume_de_Frontanyà">Sant Jaume de Frontanyà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a xlink:href="http://ca.wikipedia.org/wiki/Sant_Julià_de_Cerdanyola">Sant Julià de Cerdanyol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a xlink:href="http://ca.wikipedia.org/wiki/Santa_Maria_de_Merlès">Santa Maria de Merlès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a xlink:href="http://ca.wikipedia.org/wiki/Vallcebre">Vallcebre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a xlink:href="http://ca.wikipedia.org/wiki/Vilada">Vilada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a xlink:href="http://ca.wikipedia.org/wiki/Viver_i_Serrateix">Viver i Serrateix</text:a>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a xlink:href="http://ca.wikipedia.org/wiki/Barberà_de_la_Conca">Barberà de la Conca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a xlink:href="http://ca.wikipedia.org/wiki/Blancafort">Blancafort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a xlink:href="http://ca.wikipedia.org/wiki/Conesa">Conesa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a xlink:href="http://ca.wikipedia.org/wiki/Espluga_de_Francolí">Espluga de Francolí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a xlink:href="http://ca.wikipedia.org/wiki/Forès">Forès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a xlink:href="http://ca.wikipedia.org/wiki/Llorac">Llorac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a xlink:href="http://ca.wikipedia.org/wiki/Montblanc">Montblanc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a xlink:href="http://ca.wikipedia.org/wiki/Passanant_i_Belltall">Passanant i Belltall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a xlink:href="http://ca.wikipedia.org/wiki/Les_Piles">Piles, les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a xlink:href="http://ca.wikipedia.org/wiki/Pira">Pira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a xlink:href="http://ca.wikipedia.org/wiki/Pontils">Pontils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a xlink:href="http://ca.wikipedia.org/wiki/Rocafort_de_Queralt">Rocafort de Queralt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a xlink:href="http://ca.wikipedia.org/wiki/Santa_Coloma_de_Queralt">Santa Coloma de Queralt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a xlink:href="http://ca.wikipedia.org/wiki/Sarral">Sarral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a xlink:href="http://ca.wikipedia.org/wiki/Savallà_del_Comtat">Savallà del Comtat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a xlink:href="http://ca.wikipedia.org/wiki/Senan">Senan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a xlink:href="http://ca.wikipedia.org/wiki/Solivella">Solivella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a xlink:href="http://ca.wikipedia.org/wiki/Vallclara">Vallclara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a xlink:href="http://ca.wikipedia.org/wiki/Vallfogona_de_Riucorb">Vallfogona de Riucorb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a xlink:href="http://ca.wikipedia.org/wiki/Vilanova_de_Prades">Vilanova de Prades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a xlink:href="http://ca.wikipedia.org/wiki/Vilaverd">Vilaverd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a xlink:href="http://ca.wikipedia.org/wiki/Vimbodí_i_Poblet">Vimbodí i Poblet</text:a>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a xlink:href="http://ca.wikipedia.org/wiki/Canyelles">Canyelles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a xlink:href="http://ca.wikipedia.org/wiki/Cubelles">Cubelles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a xlink:href="http://ca.wikipedia.org/wiki/Olivella">Olivella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a xlink:href="http://ca.wikipedia.org/wiki/Sant_Pere_de_Ribes">Sant Pere de Ribes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a xlink:href="http://ca.wikipedia.org/wiki/Sitges">Sitges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a xlink:href="http://ca.wikipedia.org/wiki/Vilanova_i_la_Geltrú">Vilanova i la Geltrú</text:a>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a xlink:href="http://ca.wikipedia.org/wiki/L%27Albagés">Albagés, l'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a xlink:href="http://ca.wikipedia.org/wiki/L%27Albi">Albi, l'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a xlink:href="http://ca.wikipedia.org/wiki/Arbeca">Arbec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a xlink:href="http://ca.wikipedia.org/wiki/Bellaguarda">Bellaguard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a xlink:href="http://ca.wikipedia.org/wiki/Les_Borges_Blanques">Borges Blanques, le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a xlink:href="http://ca.wikipedia.org/wiki/Bovera">Bover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a xlink:href="http://ca.wikipedia.org/wiki/Castelldans">Castelldan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a xlink:href="http://ca.wikipedia.org/wiki/Cervià_de_les_Garrigues">Cervià de les Garrigue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a xlink:href="http://ca.wikipedia.org/wiki/El_Cogul">Cogul, el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a xlink:href="http://ca.wikipedia.org/wiki/L%27Espluga_Calba">Espluga Calba, l'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a xlink:href="http://ca.wikipedia.org/wiki/La_Floresta">Floresta, l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a xlink:href="http://ca.wikipedia.org/wiki/Fulleda">Fulled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a xlink:href="http://ca.wikipedia.org/wiki/La_Granadella">Granadella, l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a xlink:href="http://ca.wikipedia.org/wiki/Granyena_de_les_Garrigues">Granyena de les Garrigue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a xlink:href="http://ca.wikipedia.org/wiki/Juncosa">Juncos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a xlink:href="http://ca.wikipedia.org/wiki/Juneda">Juned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a xlink:href="http://ca.wikipedia.org/wiki/Els_Omellons">Omellons, el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a xlink:href="http://ca.wikipedia.org/wiki/La_Pobla_de_Cérvoles">Pobla de Cérvoles, l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a xlink:href="http://ca.wikipedia.org/wiki/Puiggròs">Puiggrò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a xlink:href="http://ca.wikipedia.org/wiki/El_Soleràs">Soleràs, el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a xlink:href="http://ca.wikipedia.org/wiki/Tarrés">Tarré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a xlink:href="http://ca.wikipedia.org/wiki/Els_Torms">Torms, els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a xlink:href="http://ca.wikipedia.org/wiki/El_Vilosell">Vilosell, el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a xlink:href="http://ca.wikipedia.org/wiki/Vinaixa">Vinaixa</text:a>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a xlink:href="http://ca.wikipedia.org/wiki/Argelaguer">Argelaguer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a xlink:href="http://ca.wikipedia.org/wiki/Besalú">Besalú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a xlink:href="http://ca.wikipedia.org/wiki/Beuda">Beud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a xlink:href="http://ca.wikipedia.org/wiki/Castellfollit_de_la_Roca">Castellfollit de la Roc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a xlink:href="http://ca.wikipedia.org/wiki/Maià_de_Montcal">Maià de Montcal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a xlink:href="http://ca.wikipedia.org/wiki/Mieres">Miere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a xlink:href="http://ca.wikipedia.org/wiki/Montagut_i_Oix">Montagut i Oix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a xlink:href="http://ca.wikipedia.org/wiki/Olot">Olot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a xlink:href="http://ca.wikipedia.org/wiki/Les_Planes_d%27Hostoles">Planes d'Hostoles, le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a xlink:href="http://ca.wikipedia.org/wiki/Les_Preses">Preses, le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a xlink:href="http://ca.wikipedia.org/wiki/Riudaura">Riudaur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a xlink:href="http://ca.wikipedia.org/wiki/Sales_de_Llierca">Sales de Llierc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a xlink:href="http://ca.wikipedia.org/wiki/Sant_Aniol_de_Finestres">Sant Aniol de Finestre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a xlink:href="http://ca.wikipedia.org/wiki/Sant_Feliu_de_Pallerols">Sant Feliu de Pallerol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a xlink:href="http://ca.wikipedia.org/wiki/Sant_Ferriol">Sant Ferriol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a xlink:href="http://ca.wikipedia.org/wiki/Sant_Jaume_de_Llierca">Sant Jaume de Llierc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a xlink:href="http://ca.wikipedia.org/wiki/Sant_Joan_les_Fonts">Sant Joan les Fonts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a xlink:href="http://ca.wikipedia.org/wiki/Santa_Pau">Santa Pau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a xlink:href="http://ca.wikipedia.org/wiki/Tortellà">Tortellà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a xlink:href="http://ca.wikipedia.org/wiki/La_Vall_de_Bianya">Vall de Bianya, l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a xlink:href="http://ca.wikipedia.org/wiki/La_Vall_d%27en_Bas">Vall d'en Bas, la</text:a>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a xlink:href="http://ca.wikipedia.org/wiki/Aiguaviva">Aiguaviv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a xlink:href="http://ca.wikipedia.org/wiki/Bescanó">Bescanó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a xlink:href="http://ca.wikipedia.org/wiki/Bordils">Bordils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a xlink:href="http://ca.wikipedia.org/wiki/Campllong">Campllong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a xlink:href="http://ca.wikipedia.org/wiki/Canet_d%27Adri">Canet d'Adri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a xlink:href="http://ca.wikipedia.org/wiki/Cassà_de_la_Selva">Cassà de la Selv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a xlink:href="http://ca.wikipedia.org/wiki/Celrà">Celrà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a xlink:href="http://ca.wikipedia.org/wiki/Cervià_de_Ter">Cervià de Ter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a xlink:href="http://ca.wikipedia.org/wiki/Flaçà">Flaçà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a xlink:href="http://ca.wikipedia.org/wiki/Fornells_de_la_Selva">Fornells de la Selv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a xlink:href="http://ca.wikipedia.org/wiki/Girona">Giron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a xlink:href="http://ca.wikipedia.org/wiki/Juià">Juià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a xlink:href="http://ca.wikipedia.org/wiki/Llagostera">Llagoster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a xlink:href="http://ca.wikipedia.org/wiki/Llambilles">Llambilles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a xlink:href="http://ca.wikipedia.org/wiki/Madremanya">Madremany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a xlink:href="http://ca.wikipedia.org/wiki/Quart">Quart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a xlink:href="http://ca.wikipedia.org/wiki/Salt">Salt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a xlink:href="http://ca.wikipedia.org/wiki/Sant_Andreu_Salou">Sant Andreu Salou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a xlink:href="http://ca.wikipedia.org/wiki/Sant_Gregori">Sant Gregori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a xlink:href="http://ca.wikipedia.org/wiki/Sant_Joan_de_Mollet">Sant Joan de Mollet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a xlink:href="http://ca.wikipedia.org/wiki/Sant_Jordi_Desvalls">Sant Jordi Desvalls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a xlink:href="http://ca.wikipedia.org/wiki/Sant_Julià_de_Ramis">Sant Julià de Ramis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a xlink:href="http://ca.wikipedia.org/wiki/Sant_Martí_de_Llémena">Sant Martí de Llémena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a xlink:href="http://ca.wikipedia.org/wiki/Sant_Martí_Vell">Sant Martí Vell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a xlink:href="http://ca.wikipedia.org/wiki/Sarrià_de_Ter">Sarrià de Ter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a xlink:href="http://ca.wikipedia.org/wiki/Vilablareix">Vilablareix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a xlink:href="http://ca.wikipedia.org/wiki/Viladasens">Viladasens</text:a>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a xlink:href="http://ca.wikipedia.org/wiki/Alella">Alell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a xlink:href="http://ca.wikipedia.org/wiki/Arenys_de_Mar">Arenys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a xlink:href="http://ca.wikipedia.org/wiki/Arenys_de_Munt">Arenys de Munt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a xlink:href="http://ca.wikipedia.org/wiki/Argentona">Argenton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a xlink:href="http://ca.wikipedia.org/wiki/Cabrera_de_Mar">Cabrera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a xlink:href="http://ca.wikipedia.org/wiki/Cabrils">Cabrils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a xlink:href="http://ca.wikipedia.org/wiki/Caldes_d%27Estrac">Caldes d'Estrac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a xlink:href="http://ca.wikipedia.org/wiki/Calella">Calell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a xlink:href="http://ca.wikipedia.org/wiki/Canet_de_Mar">Canet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a xlink:href="http://ca.wikipedia.org/wiki/Dosrius">Dosrius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a xlink:href="http://ca.wikipedia.org/wiki/Malgrat_de_Mar">Malgrat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a xlink:href="http://ca.wikipedia.org/wiki/El_Masnou">Masnou, el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a xlink:href="http://ca.wikipedia.org/wiki/Mataró">Mataró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a xlink:href="http://ca.wikipedia.org/wiki/Montgat">Montgat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a xlink:href="http://ca.wikipedia.org/wiki/Òrrius">Òrrius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a xlink:href="http://ca.wikipedia.org/wiki/Palafolls">Palafolls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a xlink:href="http://ca.wikipedia.org/wiki/Pineda_de_Mar">Pineda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a xlink:href="http://ca.wikipedia.org/wiki/Premià_de_Dalt">Premià de Dalt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a xlink:href="http://ca.wikipedia.org/wiki/Premià_de_Mar">Premià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<text:a xlink:href="http://ca.wikipedia.org/wiki/Sant_Andreu_de_Llavaneres">Sant Andreu de Llavaneres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a xlink:href="http://ca.wikipedia.org/wiki/Sant_Cebrià_de_Vallalta">Sant Cebrià de Vallalt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a xlink:href="http://ca.wikipedia.org/wiki/Sant_Iscle_de_Vallalta">Sant Iscle de Vallalt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a xlink:href="http://ca.wikipedia.org/wiki/Sant_Pol_de_Mar">Sant Pol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a xlink:href="http://ca.wikipedia.org/wiki/Sant_Vicenç_de_Montalt">Sant Vicenç de Montalt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a xlink:href="http://ca.wikipedia.org/wiki/Santa_Susanna">Santa Susann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a xlink:href="http://ca.wikipedia.org/wiki/Teià">Teià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<text:a xlink:href="http://ca.wikipedia.org/wiki/Tiana">Tian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a xlink:href="http://ca.wikipedia.org/wiki/Tordera">Tordera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a xlink:href="http://ca.wikipedia.org/wiki/Vilassar_de_Dalt">Vilassar de Dalt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a xlink:href="http://ca.wikipedia.org/wiki/Vilassar_de_Mar">Vilassar de Mar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<text:a xlink:href="http://ca.wikipedia.org/wiki/Alcanar">Alcanar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<text:a xlink:href="http://ca.wikipedia.org/wiki/Amposta">Ampost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a xlink:href="http://ca.wikipedia.org/wiki/Freginals">Freginals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a xlink:href="http://ca.wikipedia.org/wiki/La_Galera">Galera, l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a xlink:href="http://ca.wikipedia.org/wiki/Godall">Godall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a xlink:href="http://ca.wikipedia.org/wiki/Mas_de_Barberans">Mas de Barberans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a xlink:href="http://ca.wikipedia.org/wiki/Masdenverge">Masdenverge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a xlink:href="http://ca.wikipedia.org/wiki/Sant_Carles_de_la_Ràpita">Sant Carles de la Ràpit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a xlink:href="http://ca.wikipedia.org/wiki/Sant_Jaume_d%27Enveja">Sant Jaume d'Envej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a xlink:href="http://ca.wikipedia.org/wiki/Santa_Bàrbara">Santa Bàrbar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a xlink:href="http://ca.wikipedia.org/wiki/La_Sénia">Sénia, l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a xlink:href="http://ca.wikipedia.org/wiki/Ulldecona">Ulldecona</text:a>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<text:a xlink:href="http://ca.wikipedia.org/wiki/Àger">Àger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<text:a xlink:href="http://ca.wikipedia.org/wiki/Albesa">Albes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a xlink:href="http://ca.wikipedia.org/wiki/Algerri">Algerri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a xlink:href="http://ca.wikipedia.org/wiki/Alòs_de_Balaguer">Alòs de Balaguer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a xlink:href="http://ca.wikipedia.org/wiki/Artesa_de_Segre">Artesa de Segre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a xlink:href="http://ca.wikipedia.org/wiki/Les_Avellanes_i_Santa_Linya">Avellanes i Santa Linya, le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a xlink:href="http://ca.wikipedia.org/wiki/Balaguer">Balaguer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a xlink:href="http://ca.wikipedia.org/wiki/La_Baronia_de_Rialb">Baronia de Rialb, l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a xlink:href="http://ca.wikipedia.org/wiki/Bellcaire_d%27Urgell">Bellcaire d'Urgell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a xlink:href="http://ca.wikipedia.org/wiki/Bellmunt_d%27Urgell">Bellmunt d'Urgell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a xlink:href="http://ca.wikipedia.org/wiki/Cabanabona">Cabanabon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a xlink:href="http://ca.wikipedia.org/wiki/Camarasa">Camaras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a xlink:href="http://ca.wikipedia.org/wiki/Castelló_de_Farfanya">Castelló de Farfany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a xlink:href="http://ca.wikipedia.org/wiki/Cubells">Cubell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a xlink:href="http://ca.wikipedia.org/wiki/Foradada">Foradad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a xlink:href="http://ca.wikipedia.org/wiki/Ivars_de_Noguera">Ivars de Noguer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a xlink:href="http://ca.wikipedia.org/wiki/Menàrguens">Menàrguen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a xlink:href="http://ca.wikipedia.org/wiki/Montgai">Montgai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<text:a xlink:href="http://ca.wikipedia.org/wiki/Oliola">Oliol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a xlink:href="http://ca.wikipedia.org/wiki/Os_de_Balaguer">Os de Balaguer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a xlink:href="http://ca.wikipedia.org/wiki/Penelles">Penelle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a xlink:href="http://ca.wikipedia.org/wiki/Ponts">Pont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a xlink:href="http://ca.wikipedia.org/wiki/Preixens">Preixen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a xlink:href="http://ca.wikipedia.org/wiki/La_Sentiu_de_Sió">Sentiu de Sió, l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a xlink:href="http://ca.wikipedia.org/wiki/Térmens">Térmens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a xlink:href="http://ca.wikipedia.org/wiki/Tiurana">Tiuran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a xlink:href="http://ca.wikipedia.org/wiki/Torrelameu">Torrelameu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a xlink:href="http://ca.wikipedia.org/wiki/Vallfogona_de_Balaguer">Vallfogona de Balaguer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<text:a xlink:href="http://ca.wikipedia.org/wiki/Vilanova_de_l%27Aguda">Vilanova de l'Aguda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a xlink:href="http://ca.wikipedia.org/wiki/Vilanova_de_Meià">Vilanova de Meià</text:a>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a xlink:href="http://ca.wikipedia.org/wiki/Alpens">Alpen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a xlink:href="http://ca.wikipedia.org/wiki/Balenyà">Baleny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a xlink:href="http://ca.wikipedia.org/wiki/El_Brull">Brull, el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a xlink:href="http://ca.wikipedia.org/wiki/Calldetenes">Calldeten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<text:a xlink:href="http://ca.wikipedia.org/wiki/Centelles">Centel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a xlink:href="http://ca.wikipedia.org/wiki/Collsuspina">Collsuspin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a xlink:href="http://ca.wikipedia.org/wiki/Espinelves">Espinelv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<text:a xlink:href="http://ca.wikipedia.org/wiki/Folgueroles">Folguero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a xlink:href="http://ca.wikipedia.org/wiki/Gurb">Gurb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a xlink:href="http://ca.wikipedia.org/wiki/Lluçà">Lluç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<text:a xlink:href="http://ca.wikipedia.org/wiki/Malla">Mall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a xlink:href="http://ca.wikipedia.org/wiki/Manlleu">Manlleu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a xlink:href="http://ca.wikipedia.org/wiki/Les_Masies_de_Roda">Masies de Roda, 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a xlink:href="http://ca.wikipedia.org/wiki/Les_Masies_de_Voltregà">Masies de Voltregà, 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a xlink:href="http://ca.wikipedia.org/wiki/Montesquiu">Montesquiu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<text:a xlink:href="http://ca.wikipedia.org/wiki/Muntanyola">Muntanyol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<text:a xlink:href="http://ca.wikipedia.org/wiki/Olost">Olost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<text:a xlink:href="http://ca.wikipedia.org/wiki/Orís">Orí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a xlink:href="http://ca.wikipedia.org/wiki/Oristà">Orist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<text:a xlink:href="http://ca.wikipedia.org/wiki/Perafita">Perafit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<text:a xlink:href="http://ca.wikipedia.org/wiki/Prats_de_Lluçanès">Prats de Lluçanè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<text:a xlink:href="http://ca.wikipedia.org/wiki/Roda_de_Ter">Roda de Ter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<text:a xlink:href="http://ca.wikipedia.org/wiki/Rupit_i_Pruit">Rupit i Pruit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a xlink:href="http://ca.wikipedia.org/wiki/Sant_Agustí_de_Lluçanès">Sant Agustí de Lluçanè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a xlink:href="http://ca.wikipedia.org/wiki/Sant_Bartomeu_del_Grau">Sant Bartomeu del Grau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a xlink:href="http://ca.wikipedia.org/wiki/Sant_Boi_de_Lluçanès">Sant Boi de Lluçanè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a xlink:href="http://ca.wikipedia.org/wiki/Sant_Hipòlit_de_Voltregà">Sant Hipòlit de Voltreg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a xlink:href="http://ca.wikipedia.org/wiki/Sant_Julià_de_Vilatorta">Sant Julià de Vilatort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<text:a xlink:href="http://ca.wikipedia.org/wiki/Sant_Martí_d%27Albars">Sant Martí d'Albar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<text:a xlink:href="http://ca.wikipedia.org/wiki/Sant_Martí_de_Centelles">Sant Martí de Centel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<text:a xlink:href="http://ca.wikipedia.org/wiki/Sant_Pere_de_Torelló">Sant Pere de Torelló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<text:a xlink:href="http://ca.wikipedia.org/wiki/Sant_Quirze_de_Besora">Sant Quirze de Besor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<text:a xlink:href="http://ca.wikipedia.org/wiki/Sant_Sadurní_d%27Osormort">Sant Sadurní d'Osormort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a xlink:href="http://ca.wikipedia.org/wiki/Sant_Vicenç_de_Torelló">Sant Vicenç de Torelló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a xlink:href="http://ca.wikipedia.org/wiki/Santa_Cecília_de_Voltregà">Santa Cecília de Voltreg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<text:a xlink:href="http://ca.wikipedia.org/wiki/Santa_Eugènia_de_Berga">Santa Eugènia de Berg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a xlink:href="http://ca.wikipedia.org/wiki/Santa_Eulàlia_de_Riuprimer">Santa Eulàlia de Riuprimer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a xlink:href="http://ca.wikipedia.org/wiki/Santa_Maria_de_Besora">Santa Maria de Besor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<text:a xlink:href="http://ca.wikipedia.org/wiki/Santa_Maria_de_Corcó">Santa Maria de Corcó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<text:a xlink:href="http://ca.wikipedia.org/wiki/Seva">Sev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<text:a xlink:href="http://ca.wikipedia.org/wiki/Sobremunt">Sobremunt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a xlink:href="http://ca.wikipedia.org/wiki/Sora">Sor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a xlink:href="http://ca.wikipedia.org/wiki/Taradell">Taradell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<text:a xlink:href="http://ca.wikipedia.org/wiki/Tavèrnoles">Tavèrnoles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a xlink:href="http://ca.wikipedia.org/wiki/Tavertet">Tavertet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a xlink:href="http://ca.wikipedia.org/wiki/Tona_%28Osona%29">Tona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<text:a xlink:href="http://ca.wikipedia.org/wiki/Torelló">Torelló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a xlink:href="http://ca.wikipedia.org/wiki/Vic">Vic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<text:a xlink:href="http://ca.wikipedia.org/wiki/Vidrà">Vidrà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<text:a xlink:href="http://ca.wikipedia.org/wiki/Viladrau">Viladrau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a xlink:href="http://ca.wikipedia.org/wiki/Vilanova_de_Sau">Vilanova de Sau</text:a>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<text:a xlink:href="http://ca.wikipedia.org/wiki/Abella_de_la_Conca">Abella de la Conc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a xlink:href="http://ca.wikipedia.org/wiki/Castell_de_Mur">Castell de Mur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a xlink:href="http://ca.wikipedia.org/wiki/Conca_de_Dalt">Conca de Dalt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a xlink:href="http://ca.wikipedia.org/wiki/Gavet_de_la_Conca">Gavet de la Conc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<text:a xlink:href="http://ca.wikipedia.org/wiki/Isona_i_Conca_Dellà">Isona i Conca Dellà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a xlink:href="http://ca.wikipedia.org/wiki/Llimiana">Llimian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a xlink:href="http://ca.wikipedia.org/wiki/La_Pobla_de_Segur">Pobla de Segur, l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<text:a xlink:href="http://ca.wikipedia.org/wiki/Salàs_de_Pallars">Salàs de Pallars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a xlink:href="http://ca.wikipedia.org/wiki/Sant_Esteve_de_la_Sarga">Sant Esteve de la Sarg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<text:a xlink:href="http://ca.wikipedia.org/wiki/Sarroca_de_Bellera">Sarroca de Beller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a xlink:href="http://ca.wikipedia.org/wiki/Senterada">Senterad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a xlink:href="http://ca.wikipedia.org/wiki/Talarn">Talarn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a xlink:href="http://ca.wikipedia.org/wiki/La_Torre_de_Cabdella">Torre de Cabdella, la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<text:a xlink:href="http://ca.wikipedia.org/wiki/Tremp">Tremp</text:a>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a xlink:href="http://ca.wikipedia.org/wiki/Alins">Alins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<text:a xlink:href="http://ca.wikipedia.org/wiki/Alt_Àneu">Alt Àneu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a xlink:href="http://ca.wikipedia.org/wiki/Baix_Pallars">Baix Pallars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a xlink:href="http://ca.wikipedia.org/wiki/Espot">Espot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a xlink:href="http://ca.wikipedia.org/wiki/Esterri_d%27Àneu">Esterri d'Àneu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a xlink:href="http://ca.wikipedia.org/wiki/Esterri_de_Cardós">Esterri de Cardós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a xlink:href="http://ca.wikipedia.org/wiki/Farrera">Farrera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a xlink:href="http://ca.wikipedia.org/wiki/La_Guingueta_d%27Àneu">Guingueta d'Àneu, la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a xlink:href="http://ca.wikipedia.org/wiki/Lladorre">Lladorre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a xlink:href="http://ca.wikipedia.org/wiki/Llavorsí">Llavorsí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a xlink:href="http://ca.wikipedia.org/wiki/Rialp">Rialp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a xlink:href="http://ca.wikipedia.org/wiki/Soriguera">Soriguera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a xlink:href="http://ca.wikipedia.org/wiki/Sort">Sort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a xlink:href="http://ca.wikipedia.org/wiki/Tírvia">Tírvia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a xlink:href="http://ca.wikipedia.org/wiki/Vall_de_Cardós">Vall de Cardós</text:a>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a xlink:href="http://ca.wikipedia.org/wiki/Banyoles">Banyoles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a xlink:href="http://ca.wikipedia.org/wiki/Camós">Camós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a xlink:href="http://ca.wikipedia.org/wiki/Cornellà_del_Terri">Cornellà del Terri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a xlink:href="http://ca.wikipedia.org/wiki/Crespià">Crespià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a xlink:href="http://ca.wikipedia.org/wiki/Esponellà">Esponellà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a xlink:href="http://ca.wikipedia.org/wiki/Fontcoberta">Fontcoberta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<text:a xlink:href="http://ca.wikipedia.org/wiki/Palol_de_Revardit">Palol de Revardit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a xlink:href="http://ca.wikipedia.org/wiki/Porqueres">Porqueres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a xlink:href="http://ca.wikipedia.org/wiki/Sant_Miquel_de_Campmajor">Sant Miquel de Campmajor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a xlink:href="http://ca.wikipedia.org/wiki/Serinyà">Serinyà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a xlink:href="http://ca.wikipedia.org/wiki/Vilademuls">Vilademuls</text:a>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a xlink:href="http://ca.wikipedia.org/wiki/Barbens">Barbens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a xlink:href="http://ca.wikipedia.org/wiki/Bell-lloc_d%27Urgell">Bell-lloc d'Urgell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a xlink:href="http://ca.wikipedia.org/wiki/Bellvís">Bellvís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a xlink:href="http://ca.wikipedia.org/wiki/Castellnou_de_Seana">Castellnou de Sean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a xlink:href="http://ca.wikipedia.org/wiki/Fondarella">Fondarell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a xlink:href="http://ca.wikipedia.org/wiki/Golmés">Golmés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<text:a xlink:href="http://ca.wikipedia.org/wiki/Ivars_d%27Urgell">Ivars d'Urgell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<text:a xlink:href="http://ca.wikipedia.org/wiki/Linyola">Linyol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a xlink:href="http://ca.wikipedia.org/wiki/Miralcamp">Miralcamp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a xlink:href="http://ca.wikipedia.org/wiki/Mollerussa">Molleruss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a xlink:href="http://ca.wikipedia.org/wiki/El_Palau_d%27Anglesola">Palau d'Anglesola, el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a xlink:href="http://ca.wikipedia.org/wiki/El_Poal">Poal, el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a xlink:href="http://ca.wikipedia.org/wiki/Sidamon">Sidamon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a xlink:href="http://ca.wikipedia.org/wiki/Torregrossa">Torregross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a xlink:href="http://ca.wikipedia.org/wiki/Vilanova_de_Bellpuig">Vilanova de Bellpuig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a xlink:href="http://ca.wikipedia.org/wiki/Vila-sana">Vila-sana</text:a>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a xlink:href="http://ca.wikipedia.org/wiki/Bellmunt_del_Priorat">Bellmunt del Priorat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a xlink:href="http://ca.wikipedia.org/wiki/La_Bisbal_de_Falset">Bisbal de Falset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a xlink:href="http://ca.wikipedia.org/wiki/Cabacés">Cabacés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a xlink:href="http://ca.wikipedia.org/wiki/Capçanes">Capçanes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a xlink:href="http://ca.wikipedia.org/wiki/Cornudella_de_Montsant">Cornudella de Montsant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a xlink:href="http://ca.wikipedia.org/wiki/Falset">Falset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a xlink:href="http://ca.wikipedia.org/wiki/La_Figuera">Figuera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a xlink:href="http://ca.wikipedia.org/wiki/Gratallops">Gratallops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a xlink:href="http://ca.wikipedia.org/wiki/Els_Guiamets">Guiamets, els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a xlink:href="http://ca.wikipedia.org/wiki/El_Lloar">Lloar, el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a xlink:href="http://ca.wikipedia.org/wiki/Marçà">Marçà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a xlink:href="http://ca.wikipedia.org/wiki/Margalef">Margalef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a xlink:href="http://ca.wikipedia.org/wiki/El_Masroig">Masroig, el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a xlink:href="http://ca.wikipedia.org/wiki/El_Molar">Molar, el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a xlink:href="http://ca.wikipedia.org/wiki/La_Morera_de_Montsant">Morera de Montsant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a xlink:href="http://ca.wikipedia.org/wiki/Poboleda">Poboled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a xlink:href="http://ca.wikipedia.org/wiki/Porrera">Porrer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a xlink:href="http://ca.wikipedia.org/wiki/Pradell_de_la_Teixeta">Pradell de la Teixet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a xlink:href="http://ca.wikipedia.org/wiki/La_Torre_de_Fontaubella">Torre de Fontaubella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a xlink:href="http://ca.wikipedia.org/wiki/Torroja_del_Priorat">Torroja del Priorat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a xlink:href="http://ca.wikipedia.org/wiki/Ulldemolins">Ulldemolins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a xlink:href="http://ca.wikipedia.org/wiki/La_Vilella_Alta">Vilella Alta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a xlink:href="http://ca.wikipedia.org/wiki/La_Vilella_Baixa">Vilella Baixa, la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a xlink:href="http://ca.wikipedia.org/wiki/Ascó">Ascó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a xlink:href="http://ca.wikipedia.org/wiki/Benissanet">Benissanet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a xlink:href="http://ca.wikipedia.org/wiki/Flix">Flix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a xlink:href="http://ca.wikipedia.org/wiki/Garcia">Garci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a xlink:href="http://ca.wikipedia.org/wiki/Ginestar">Ginestar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<text:a xlink:href="http://ca.wikipedia.org/wiki/Miravet">Miravet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a xlink:href="http://ca.wikipedia.org/wiki/Móra_d%27Ebre">Móra d'Ebre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a xlink:href="http://ca.wikipedia.org/wiki/Móra_la_Nova">Móra la Nov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a xlink:href="http://ca.wikipedia.org/wiki/La_Palma_d%27Ebre">Palma d'Ebre, l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a xlink:href="http://ca.wikipedia.org/wiki/Rasquera">Rasquer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a xlink:href="http://ca.wikipedia.org/wiki/Riba-roja_d%27Ebre">Riba-roja d'Ebre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a xlink:href="http://ca.wikipedia.org/wiki/Tivissa">Tiviss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a xlink:href="http://ca.wikipedia.org/wiki/La_Torre_de_l%27Espanyol">Torre de l'Espanyol, la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a xlink:href="http://ca.wikipedia.org/wiki/Vinebre">Vinebre</text:a>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a xlink:href="http://ca.wikipedia.org/wiki/Campdevànol">Campdevànol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a xlink:href="http://ca.wikipedia.org/wiki/Campelles">Campell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a xlink:href="http://ca.wikipedia.org/wiki/Camprodon">Camprodon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a xlink:href="http://ca.wikipedia.org/wiki/Gombrèn">Gombrèn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a xlink:href="http://ca.wikipedia.org/wiki/Llanars">Llanar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a xlink:href="http://ca.wikipedia.org/wiki/Les_Llosses">Llosses, l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a xlink:href="http://ca.wikipedia.org/wiki/Molló">Molló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a xlink:href="http://ca.wikipedia.org/wiki/Ogassa">Ogassa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a xlink:href="http://ca.wikipedia.org/wiki/Pardines">Pardin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a xlink:href="http://ca.wikipedia.org/wiki/Planoles">Planol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a xlink:href="http://ca.wikipedia.org/wiki/Queralbs">Queralb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a xlink:href="http://ca.wikipedia.org/wiki/Ribes_de_Freser">Ribes de Freser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a xlink:href="http://ca.wikipedia.org/wiki/Ripoll">Ripoll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a xlink:href="http://ca.wikipedia.org/wiki/Sant_Joan_de_les_Abadesses">Sant Joan de les Abadess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<text:a xlink:href="http://ca.wikipedia.org/wiki/Sant_Pau_de_Segúries">Sant Pau de Segúri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a xlink:href="http://ca.wikipedia.org/wiki/Setcases">Setcas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a xlink:href="http://ca.wikipedia.org/wiki/Toses">Tose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a xlink:href="http://ca.wikipedia.org/wiki/Vallfogona_de_Ripollès">Vallfogona de Ripollès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a xlink:href="http://ca.wikipedia.org/wiki/Vilallonga_de_Ter">Vilallonga de Ter</text:a>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a xlink:href="http://ca.wikipedia.org/wiki/Biosca">Biosc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a xlink:href="http://ca.wikipedia.org/wiki/Cervera">Cerve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a xlink:href="http://ca.wikipedia.org/wiki/Estaràs">Estaràs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a xlink:href="http://ca.wikipedia.org/wiki/Granyanella">Granyanell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a xlink:href="http://ca.wikipedia.org/wiki/Granyena_de_Segarra">Granyena de Segar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a xlink:href="http://ca.wikipedia.org/wiki/Guissona">Guisson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a xlink:href="http://ca.wikipedia.org/wiki/Ivorra">Ivor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a xlink:href="http://ca.wikipedia.org/wiki/Massoteres">Massoteres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a xlink:href="http://ca.wikipedia.org/wiki/Montoliu_de_Segarra">Montoliu de Segar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a xlink:href="http://ca.wikipedia.org/wiki/Montornès_de_Segarra">Montornès de Segar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a xlink:href="http://ca.wikipedia.org/wiki/Les_Oluges">Oluges, les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a xlink:href="http://ca.wikipedia.org/wiki/Els_Plans_de_Sió">Plans de Sió, els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a xlink:href="http://ca.wikipedia.org/wiki/Ribera_d%27Ondara">Ribera d'Onda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a xlink:href="http://ca.wikipedia.org/wiki/Sanaüja">Sanaüj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a xlink:href="http://ca.wikipedia.org/wiki/Sant_Guim_de_Freixenet">Sant Guim de Freixenet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a xlink:href="http://ca.wikipedia.org/wiki/Sant_Guim_de_la_Plana">Sant Guim de la Plan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a xlink:href="http://ca.wikipedia.org/wiki/Sant_Ramon">Sant Ramon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a xlink:href="http://ca.wikipedia.org/wiki/Talavera">Talave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a xlink:href="http://ca.wikipedia.org/wiki/Tarroja_de_Segarra">Tarroja de Segarra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a xlink:href="http://ca.wikipedia.org/wiki/Torà">Torà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<text:a xlink:href="http://ca.wikipedia.org/wiki/Torrefeta_i_Florejacs">Torrefeta i Florejacs</text:a>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a xlink:href="http://ca.wikipedia.org/wiki/Aitona">Aiton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<text:a xlink:href="http://ca.wikipedia.org/wiki/Els_Alamús">Alamús, el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<text:a xlink:href="http://ca.wikipedia.org/wiki/Albatàrrec">Albatàrrec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a xlink:href="http://ca.wikipedia.org/wiki/Alcanó">Alcanó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<text:a xlink:href="http://ca.wikipedia.org/wiki/Alcarràs">Alcarrà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<text:a xlink:href="http://ca.wikipedia.org/wiki/Alcoletge">Alcoletge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a xlink:href="http://ca.wikipedia.org/wiki/Alfarràs">Alfarrà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a xlink:href="http://ca.wikipedia.org/wiki/Alfés">Alfé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<text:a xlink:href="http://ca.wikipedia.org/wiki/Alguaire">Alguaire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a xlink:href="http://ca.wikipedia.org/wiki/Almacelles">Almacelle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a xlink:href="http://ca.wikipedia.org/wiki/Almatret">Almatret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<text:a xlink:href="http://ca.wikipedia.org/wiki/Almenar">Almenar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a xlink:href="http://ca.wikipedia.org/wiki/Alpicat">Alpicat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<text:a xlink:href="http://ca.wikipedia.org/wiki/Artesa_de_Lleida">Artesa de Lleid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<text:a xlink:href="http://ca.wikipedia.org/wiki/Aspa">Asp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a xlink:href="http://ca.wikipedia.org/wiki/Benavent_de_Segrià">Benavent de Segrià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a xlink:href="http://ca.wikipedia.org/wiki/Corbins">Corbin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<text:a xlink:href="http://ca.wikipedia.org/wiki/Gimenells_i_el_Pla_de_la_Font">Gimenells i el Pla de la Font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a xlink:href="http://ca.wikipedia.org/wiki/La_Granja_d%27Escarp">Granja d'Escarp, l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a xlink:href="http://ca.wikipedia.org/wiki/Llardecans">Llardecan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a xlink:href="http://ca.wikipedia.org/wiki/Lleida">Lleid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a xlink:href="http://ca.wikipedia.org/wiki/Maials">Maial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a xlink:href="http://ca.wikipedia.org/wiki/Massalcoreig">Massalcoreig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a xlink:href="http://ca.wikipedia.org/wiki/Montoliu_de_Lleida">Montoliu de Lleid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a xlink:href="http://ca.wikipedia.org/wiki/La_Portella">Portella, l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a xlink:href="http://ca.wikipedia.org/wiki/Puigverd_de_Lleida">Puigverd de Lleid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a xlink:href="http://ca.wikipedia.org/wiki/Rosselló_%28Segrià%29">Rosselló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<text:a xlink:href="http://ca.wikipedia.org/wiki/Sarroca_de_Lleida">Sarroca de Lleid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a xlink:href="http://ca.wikipedia.org/wiki/Seròs">Serò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a xlink:href="http://ca.wikipedia.org/wiki/Soses">Sose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a xlink:href="http://ca.wikipedia.org/wiki/Sudanell">Sudanell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a xlink:href="http://ca.wikipedia.org/wiki/Sunyer">Sunyer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<text:a xlink:href="http://ca.wikipedia.org/wiki/Torrebesses">Torrebesses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a xlink:href="http://ca.wikipedia.org/wiki/Torrefarrera">Torrefarrer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a xlink:href="http://ca.wikipedia.org/wiki/Torres_de_Segre">Torres de Segre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a xlink:href="http://ca.wikipedia.org/wiki/Torre-serona">Torre-seron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<text:a xlink:href="http://ca.wikipedia.org/wiki/Vilanova_de_la_Barca">Vilanova de la Barca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a xlink:href="http://ca.wikipedia.org/wiki/Vilanova_de_Segrià">Vilanova de Segrià</text:a>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<text:a xlink:href="http://ca.wikipedia.org/wiki/Amer">Amer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a xlink:href="http://ca.wikipedia.org/wiki/Anglès_%28la_Selva%29">Anglè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a xlink:href="http://ca.wikipedia.org/wiki/Arbúcies">Arbúcie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<text:a xlink:href="http://ca.wikipedia.org/wiki/Blanes">Blane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<text:a xlink:href="http://ca.wikipedia.org/wiki/Breda">Bred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<text:a xlink:href="http://ca.wikipedia.org/wiki/Brunyola">Brunyol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a xlink:href="http://ca.wikipedia.org/wiki/Caldes_de_Malavella">Caldes de Malavell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<text:a xlink:href="http://ca.wikipedia.org/wiki/La_Cellera_de_Ter">Cellera de Ter, l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a xlink:href="http://ca.wikipedia.org/wiki/Fogars_de_la_Selva">Fogars de la Selv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a xlink:href="http://ca.wikipedia.org/wiki/Hostalric">Hostalric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a xlink:href="http://ca.wikipedia.org/wiki/Lloret_de_Mar">Lloret de Mar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<text:a xlink:href="http://ca.wikipedia.org/wiki/Massanes">Massane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a xlink:href="http://ca.wikipedia.org/wiki/Maçanet_de_la_Selva">Maçanet de la Selv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<text:a xlink:href="http://ca.wikipedia.org/wiki/Osor">Osor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a xlink:href="http://ca.wikipedia.org/wiki/Riells_i_Viabrea">Riells i Viabre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<text:a xlink:href="http://ca.wikipedia.org/wiki/Riudarenes">Riudarene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a xlink:href="http://ca.wikipedia.org/wiki/Riudellots_de_la_Selva">Riudellots de la Selv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<text:a xlink:href="http://ca.wikipedia.org/wiki/Sant_Feliu_de_Buixalleu">Sant Feliu de Buixalleu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a xlink:href="http://ca.wikipedia.org/wiki/Sant_Hilari_Sacalm">Sant Hilari Sacalm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<text:a xlink:href="http://ca.wikipedia.org/wiki/Sant_Julià_del_Llor_i_Bonmatí">Sant Julià del Llor i Bonmatí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<text:a xlink:href="http://ca.wikipedia.org/wiki/Santa_Coloma_de_Farners">Santa Coloma de Farner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<text:a xlink:href="http://ca.wikipedia.org/wiki/Sils">Sil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a xlink:href="http://ca.wikipedia.org/wiki/Susqueda">Susqueda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<text:a xlink:href="http://ca.wikipedia.org/wiki/Tossa_de_Mar">Tossa de Mar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<text:a xlink:href="http://ca.wikipedia.org/wiki/Vidreres">Vidreres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<text:a xlink:href="http://ca.wikipedia.org/wiki/Vilobí_d%27Onyar">Vilobí d'Onyar</text:a>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<text:a xlink:href="http://ca.wikipedia.org/wiki/Castellar_de_la_Ribera">Castellar de la Ribera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<text:a xlink:href="http://ca.wikipedia.org/wiki/Clariana_de_Cardener">Clariana de Cardener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<text:a xlink:href="http://ca.wikipedia.org/wiki/La_Coma_i_la_Pedra">Coma i la Pedra, la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a xlink:href="http://ca.wikipedia.org/wiki/Guixers">Guixer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<text:a xlink:href="http://ca.wikipedia.org/wiki/Lladurs">Lladur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a xlink:href="http://ca.wikipedia.org/wiki/Llobera">Llobera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a xlink:href="http://ca.wikipedia.org/wiki/La_Molsosa">Molsosa, la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a xlink:href="http://ca.wikipedia.org/wiki/Navès">Navè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<text:a xlink:href="http://ca.wikipedia.org/wiki/Odèn">Odèn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a xlink:href="http://ca.wikipedia.org/wiki/Olius">Oliu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<text:a xlink:href="http://ca.wikipedia.org/wiki/Pinell_de_Solsonès">Pinell de Solsonè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<text:a xlink:href="http://ca.wikipedia.org/wiki/Pinós">Pinó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<text:a xlink:href="http://ca.wikipedia.org/wiki/Riner">Riner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<text:a xlink:href="http://ca.wikipedia.org/wiki/Sant_Llorenç_de_Morunys">Sant Llorenç de Morunys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<text:a xlink:href="http://ca.wikipedia.org/wiki/Solsona">Solsona</text:a>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<text:a xlink:href="http://ca.wikipedia.org/wiki/Altafulla">Altaful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a xlink:href="http://ca.wikipedia.org/wiki/La_Canonja">Canonja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<text:a xlink:href="http://ca.wikipedia.org/wiki/El_Catllar">Catllar, el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<text:a xlink:href="http://ca.wikipedia.org/wiki/Constantí">Constantí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<text:a xlink:href="http://ca.wikipedia.org/wiki/Creixell">Creixell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a xlink:href="http://ca.wikipedia.org/wiki/El_Morell">Morell, el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<text:a xlink:href="http://ca.wikipedia.org/wiki/La_Nou_de_Gaià">Nou de Gaià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<text:a xlink:href="http://ca.wikipedia.org/wiki/Els_Pallaresos">Pallaresos, els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<text:a xlink:href="http://ca.wikipedia.org/wiki/Perafort">Perafort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a xlink:href="http://ca.wikipedia.org/wiki/La_Pobla_de_Mafumet">Pobla de Mafumet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a xlink:href="http://ca.wikipedia.org/wiki/La_Pobla_de_Montornès">Pobla de Montornès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a xlink:href="http://ca.wikipedia.org/wiki/Renau">Renau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<text:a xlink:href="http://ca.wikipedia.org/wiki/La_Riera_de_Gaià">Riera de Gaià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<text:a xlink:href="http://ca.wikipedia.org/wiki/Roda_de_Barà">Roda de Barà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<text:a xlink:href="http://ca.wikipedia.org/wiki/Salomó_%28Tarragonès%29">Salomó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<text:a xlink:href="http://ca.wikipedia.org/wiki/Salou">Salou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<text:a xlink:href="http://ca.wikipedia.org/wiki/La_Secuita">Secuita, l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<text:a xlink:href="http://ca.wikipedia.org/wiki/Tarragona">Tarragon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a xlink:href="http://ca.wikipedia.org/wiki/Torredembarra">Torredembarr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<text:a xlink:href="http://ca.wikipedia.org/wiki/Vespella_de_Gaià">Vespella de Gaià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<text:a xlink:href="http://ca.wikipedia.org/wiki/Vila-seca">Vila-seca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a xlink:href="http://ca.wikipedia.org/wiki/Vilallonga_del_Camp">Vilallonga del Camp</text:a>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<text:a xlink:href="http://ca.wikipedia.org/wiki/Arnes">Arnes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<text:a xlink:href="http://ca.wikipedia.org/wiki/Batea">Batea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<text:a xlink:href="http://ca.wikipedia.org/wiki/Bot_%28Terra_Alta%29">Bot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<text:a xlink:href="http://ca.wikipedia.org/wiki/Caseres">Caseres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<text:a xlink:href="http://ca.wikipedia.org/wiki/Corbera_d%27Ebre">Corbera d'Ebre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<text:a xlink:href="http://ca.wikipedia.org/wiki/La_Fatarella">Fatarella, la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<text:a xlink:href="http://ca.wikipedia.org/wiki/Gandesa">Gandesa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<text:a xlink:href="http://ca.wikipedia.org/wiki/Horta_de_Sant_Joan">Horta de Sant Joan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a xlink:href="http://ca.wikipedia.org/wiki/El_Pinell_de_Brai">Pinell de Brai, el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<text:a xlink:href="http://ca.wikipedia.org/wiki/La_Pobla_de_Massaluca">Pobla de Massaluca, la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<text:a xlink:href="http://ca.wikipedia.org/wiki/Prat_de_Comte">Prat de Comte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<text:a xlink:href="http://ca.wikipedia.org/wiki/Vilalba_dels_Arcs">Vilalba dels Arcs</text:a>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<text:a xlink:href="http://ca.wikipedia.org/wiki/Agramunt">Agramunt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<text:a xlink:href="http://ca.wikipedia.org/wiki/Anglesola">Anglesol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<text:a xlink:href="http://ca.wikipedia.org/wiki/Belianes">Belianes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<text:a xlink:href="http://ca.wikipedia.org/wiki/Bellpuig">Bellpuig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<text:a xlink:href="http://ca.wikipedia.org/wiki/Castellserà">Castellserà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<text:a xlink:href="http://ca.wikipedia.org/wiki/Ciutadilla">Ciutadill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<text:a xlink:href="http://ca.wikipedia.org/wiki/La_Fuliola">Fuliola, l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<text:a xlink:href="http://ca.wikipedia.org/wiki/Guimerà">Guimerà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<text:a xlink:href="http://ca.wikipedia.org/wiki/Maldà">Maldà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<text:a xlink:href="http://ca.wikipedia.org/wiki/Nalec">Nalec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<text:a xlink:href="http://ca.wikipedia.org/wiki/Els_Omells_de_na_Gaia">Omells de na Gaia, els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<text:a xlink:href="http://ca.wikipedia.org/wiki/Ossó_de_Sió">Ossó de Sió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<text:a xlink:href="http://ca.wikipedia.org/wiki/Preixana">Preixan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<text:a xlink:href="http://ca.wikipedia.org/wiki/Puigverd_d%27Agramunt">Puigverd d'Agramunt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<text:a xlink:href="http://ca.wikipedia.org/wiki/Sant_Martí_de_Riucorb">Sant Martí de Riucorb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<text:a xlink:href="http://ca.wikipedia.org/wiki/Tàrrega">Tàrreg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<text:a xlink:href="http://ca.wikipedia.org/wiki/Tornabous">Tornabous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a xlink:href="http://ca.wikipedia.org/wiki/Vallbona_de_les_Monges">Vallbona de les Monges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<text:a xlink:href="http://ca.wikipedia.org/wiki/Verdú">Verdú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<text:a xlink:href="http://ca.wikipedia.org/wiki/Vilagrassa">Vilagrassa</text:a>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<text:a xlink:href="http://ca.wikipedia.org/wiki/Arres">Arres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<text:a xlink:href="http://ca.wikipedia.org/wiki/Bausen">Bausen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<text:a xlink:href="http://ca.wikipedia.org/wiki/Bossòst">Bossòst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<text:a xlink:href="http://ca.wikipedia.org/wiki/Es_Bòrdes">Bòrdes, es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<text:a xlink:href="http://ca.wikipedia.org/wiki/Canejan">Canejan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<text:a xlink:href="http://ca.wikipedia.org/wiki/Les">Les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<text:a xlink:href="http://ca.wikipedia.org/wiki/Naut_Aran">Naut Aran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a xlink:href="http://ca.wikipedia.org/wiki/Vielha_e_Mijaran">Vielha e Mijaran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<text:a xlink:href="http://ca.wikipedia.org/wiki/Vilamòs">Vilamòs</text:a>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<text:a xlink:href="http://ca.wikipedia.org/wiki/Badia_del_Vallès">Badia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<text:a xlink:href="http://ca.wikipedia.org/wiki/Barberà_del_Vallès">Barberà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<text:a xlink:href="http://ca.wikipedia.org/wiki/Castellar_del_Vallès">Castellar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<text:a xlink:href="http://ca.wikipedia.org/wiki/Castellbisbal">Castellbisbal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<text:a xlink:href="http://ca.wikipedia.org/wiki/Cerdanyola_del_Vallès">Cerdanyola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<text:a xlink:href="http://ca.wikipedia.org/wiki/Gallifa">Gallifa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<text:a xlink:href="http://ca.wikipedia.org/wiki/Matadepera">Matadepera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<text:a xlink:href="http://ca.wikipedia.org/wiki/Montcada_i_Reixac">Montcada i Reixac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a xlink:href="http://ca.wikipedia.org/wiki/Palau-solità_i_Plegamans">Palau-solità i Plegaman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<text:a xlink:href="http://ca.wikipedia.org/wiki/Polinyà">Polinyà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<text:a xlink:href="http://ca.wikipedia.org/wiki/Rellinars">Rellinar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<text:a xlink:href="http://ca.wikipedia.org/wiki/Ripollet">Ripollet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<text:a xlink:href="http://ca.wikipedia.org/wiki/Rubí">Rubí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<text:a xlink:href="http://ca.wikipedia.org/wiki/Sabadell">Sabadell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a xlink:href="http://ca.wikipedia.org/wiki/Sant_Cugat_del_Vallès">Sant Cugat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<text:a xlink:href="http://ca.wikipedia.org/wiki/Sant_Llorenç_Savall">Sant Llorenç Savall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<text:a xlink:href="http://ca.wikipedia.org/wiki/Sant_Quirze_del_Vallès">Sant Quirze del Vallè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<text:a xlink:href="http://ca.wikipedia.org/wiki/Santa_Perpètua_de_Mogoda">Santa Perpètua de Mogoda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a xlink:href="http://ca.wikipedia.org/wiki/Sentmenat">Sentmenat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<text:a xlink:href="http://ca.wikipedia.org/wiki/Terrassa">Terrassa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a xlink:href="http://ca.wikipedia.org/wiki/Ullastrell">Ullastrell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a xlink:href="http://ca.wikipedia.org/wiki/Vacarisses">Vacarisse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<text:a xlink:href="http://ca.wikipedia.org/wiki/Viladecavalls">Viladecavalls</text:a>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<text:a xlink:href="http://ca.wikipedia.org/wiki/Aiguafreda">Aiguafred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<text:a xlink:href="http://ca.wikipedia.org/wiki/L%27Ametlla_del_Vallès">Ametlla del Vallès, l'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<text:a xlink:href="http://ca.wikipedia.org/wiki/Bigues_i_Riells">Bigues i Riell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<text:a xlink:href="http://ca.wikipedia.org/wiki/Caldes_de_Montbui">Caldes de Montbui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<text:a xlink:href="http://ca.wikipedia.org/wiki/Campins">Campin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<text:a xlink:href="http://ca.wikipedia.org/wiki/Canovelles">Canovell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<text:a xlink:href="http://ca.wikipedia.org/wiki/Cardedeu">Cardedeu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<text:a xlink:href="http://ca.wikipedia.org/wiki/Castellcir">Castellcir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<text:a xlink:href="http://ca.wikipedia.org/wiki/Castellterçol">Castellterçol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<text:a xlink:href="http://ca.wikipedia.org/wiki/Cànoves_i_Samalús">Cànoves i Samalú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<text:a xlink:href="http://ca.wikipedia.org/wiki/Figaró-Montmany">Figaró-Montmany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<text:a xlink:href="http://ca.wikipedia.org/wiki/Fogars_de_Montclús">Fogars de Montclú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<text:a xlink:href="http://ca.wikipedia.org/wiki/Les_Franqueses_del_Vallès">Franqueses del Vallès, l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<text:a xlink:href="http://ca.wikipedia.org/wiki/La_Garriga">la Garrig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<text:a xlink:href="http://ca.wikipedia.org/wiki/Granera">Graner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a xlink:href="http://ca.wikipedia.org/wiki/Granollers">Granoller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<text:a xlink:href="http://ca.wikipedia.org/wiki/Gualba">Gualb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<text:a xlink:href="http://ca.wikipedia.org/wiki/La_Llagosta">Llagosta, l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<text:a xlink:href="http://ca.wikipedia.org/wiki/Llinars_del_Vallès">Llinars del Vallè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<text:a xlink:href="http://ca.wikipedia.org/wiki/Lliçà_d%27Amunt">Lliçà d'Amunt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<text:a xlink:href="http://ca.wikipedia.org/wiki/Lliçà_de_Vall">Lliçà de Vall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<text:a xlink:href="http://ca.wikipedia.org/wiki/Martorelles">Martorell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<text:a xlink:href="http://ca.wikipedia.org/wiki/Mollet_del_Vallès">Mollet del Vallè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<text:a xlink:href="http://ca.wikipedia.org/wiki/Montmeló">Montmeló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<text:a xlink:href="http://ca.wikipedia.org/wiki/Montornès_del_Vallès">Montornès del Vallè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<text:a xlink:href="http://ca.wikipedia.org/wiki/Montseny">Montseny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<text:a xlink:href="http://ca.wikipedia.org/wiki/Parets_del_Vallès">Parets del Vallè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<text:a xlink:href="http://ca.wikipedia.org/wiki/La_Roca_del_Vallès">Roca del Vallès, l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<text:a xlink:href="http://ca.wikipedia.org/wiki/Sant_Antoni_de_Vilamajor">Sant Antoni de Vilamajor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<text:a xlink:href="http://ca.wikipedia.org/wiki/Sant_Celoni">Sant Celoni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<text:a xlink:href="http://ca.wikipedia.org/wiki/Sant_Esteve_de_Palautordera">Sant Esteve de Palautorder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<text:a xlink:href="http://ca.wikipedia.org/wiki/Sant_Feliu_de_Codines">Sant Feliu de Codin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<text:a xlink:href="http://ca.wikipedia.org/wiki/Sant_Fost_de_Campsentelles">Sant Fost de Campsentell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<text:a xlink:href="http://ca.wikipedia.org/wiki/Sant_Pere_de_Vilamajor">Sant Pere de Vilamajor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<text:a xlink:href="http://ca.wikipedia.org/wiki/Sant_Quirze_Safaja">Sant Quirze Safaj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<text:a xlink:href="http://ca.wikipedia.org/wiki/Santa_Eulàlia_de_Ronçana">Santa Eulàlia de Ronçan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<text:a xlink:href="http://ca.wikipedia.org/wiki/Santa_Maria_de_Martorelles">Santa Maria de Martorell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<text:a xlink:href="http://ca.wikipedia.org/wiki/Santa_Maria_de_Palautordera">Santa Maria de Palautorder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<text:a xlink:href="http://ca.wikipedia.org/wiki/Tagamanent">Tagamanent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<text:a xlink:href="http://ca.wikipedia.org/wiki/Vallgorguina">Vallgorguin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<text:a xlink:href="http://ca.wikipedia.org/wiki/Vallromanes">Vallromane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<text:a xlink:href="http://ca.wikipedia.org/wiki/Vilalba_Sasserra">Vilalba Sasserra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<text:a xlink:href="http://ca.wikipedia.org/wiki/Vilanova_del_Vallès">Vilanova del Vallès</text:a></text:p>
          </table:table-cell>
          <table:table-cell office:value-type="float" office:value="41">
            <text:p>41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/04/2010</text:date>, <text:time>12:1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i franques</meta:initial-creator>
    <meta:creation-date>2010-04-20T11:37:16.07</meta:creation-date>
    <dc:date>2010-04-20T12:17:05.37</dc:date>
    <dc:creator>toni franques</dc:creator>
    <meta:editing-duration>PT00H35M51S</meta:editing-duration>
    <meta:editing-cycles>5</meta:editing-cycles>
    <meta:generator>OpenOffice.org/3.1$Win32 OpenOffice.org_project/310m11$Build-9399</meta:generator>
    <meta:document-statistic meta:table-count="3" meta:cell-count="2841" meta:object-count="0"/>
  </office:meta>
</office:document-meta>
</file>